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92ca" officeooo:paragraph-rsid="001d92ca"/>
    </style:style>
    <style:style style:name="T1" style:family="text">
      <style:text-properties officeooo:rsid="001a7df3"/>
    </style:style>
    <style:style style:name="T2" style:family="text">
      <style:text-properties officeooo:rsid="001dd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roj 3C</text:p>
      <text:p text:style-name="Preformatted_20_Text">PRN generator in 3C reaction time tester uses EEPROM locations 0x1FF and 0X1FE</text:p>
      <text:p text:style-name="Preformatted_20_Text">Shift PORT_1 is also dod<text:span text:style-name="T1">g</text:span>y. <text:s/>See replacement project in UNO_V2 but check carefully on eeprom locations.</text:p>
      <text:p text:style-name="Preformatted_20_Text"/>
      <text:p text:style-name="Preformatted_20_Text"><text:span text:style-name="T1">Project </text:span>3G_Prime_numbers_plus <text:span text:style-name="T1">added to UNO_V2</text:span></text:p>
      <text:p text:style-name="Preformatted_20_Text"/>
      <text:p text:style-name="Preformatted_20_Text"/>
      <text:p text:style-name="P1">Check PRN generator carefully: They MUST all be the same.</text:p>
      <text:p text:style-name="Preformatted_20_Text"/>
      <text:p text:style-name="Preformatted_20_Text">4_binary_and_bit_operations/<text:span text:style-name="T2">Bit_ops_1 and 2 modified for UNO_V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9T11:55:46.427000000</dc:date>
    <meta:editing-duration>PT5M13S</meta:editing-duration>
    <meta:editing-cycles>3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6" meta:word-count="52" meta:character-count="353" meta:non-whitespace-character-count="306"/>
  </office:meta>
</office:document-meta>
</file>